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0in" text:min-label-width="0.4in"/>
      </text:list-level-style-number>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ompiler Passes</text:p>
      <text:p text:style-name="Text_20_body">list-of-passes.rst passes-that-use-matcher.rst</text:p>
      <text:h text:style-name="Heading_20_1" text:outline-level="1">Basic concepts</text:h>
      <text:p text:style-name="First_20_paragraph"><text:span text:style-name="T1">Generic graph optimization passes</text:span></text:p>
      <text:p text:style-name="Text_20_body">This section discusses how to use nGraph to create a Pass Manager for your backend, and provides both a simple and a complex example to follow.</text:p>
      <text:p text:style-name="Text_20_body">The pass manager infrastructure in nGraph makes it easy to reuse and mix the generic optimization passes. It also permits you to roll your own device-specific optimizations; that is, the same unified interface and APIs may be used to cover both things.</text:p>
      <text:p text:style-name="Text_20_body">Invoking these passes is fairly straightforward, illustrated by the following steps and the code below.</text:p>
      <text:list text:style-name="L1">
        <text:list-item>
          <text:p text:style-name="P1">Create a "pass manager" object (line 1)</text:p>
        </text:list-item>
        <text:list-item>
          <text:p text:style-name="P1">Populate it with the desired pass or passes (lines 2-4)</text:p>
        </text:list-item>
        <text:list-item>
          <text:p text:style-name="P1">Invoke the pass manager with a pointer to your unoptimized graph, and it will return a pointer to an optimized graph (lines 5-8)</text:p>
        </text:list-item>
      </text:list>
      <text:p text:style-name="First_20_paragraph">../../../../../test/pass_memory_layout.cpp</text:p>
      <text:p text:style-name="Text_20_body">nGraph Core includes a large library of hardware-agnostic passes useful for almost any kind of hardware backend. Some of these passes are likely familiar to people who are comfortable with classical compiler designs. Others, like the reshape/transpose elimination and sinking passes, are quite specific to deep learning.</text:p>
      <text:h text:style-name="Heading_20_1" text:outline-level="1">A simple example</text:h>
      <text:p text:style-name="First_20_paragraph">Here's a fairly straightforward function graph: it has 4 ops: ../../ops/convolution, ../../ops/broadcast, ../../ops/add, and ../../ops/relu. With nGraph, backends have the ability to rewrite the graph in ways that are specific to the underlying device/hardware's capabilities.</text:p>
      <text:p text:style-name="Text_20_body">When, for example, the device is an Intel® Architecture IA (Intel® Architecture) CPU, it can support a fused <text:span text:style-name="Source_Text">ConvolutionBiasReLU</text:span> kernel. The backend is able to rewrite the graph into its own custom ops that more closely match the hardware-specific primitives; here they get matched via Intel® MKL-DNN.</text:p>
      <text:p text:style-name="Text_20_body"><text:span text:style-name="T1">Figure A: On the left side of </text:span><text:span text:style-name="T1">Figure A</text:span><text:span text:style-name="T1"> is a fully-formed function graph prior to fusion. After graph rewrite, the CPU implements a number of custom fusions.</text:span></text:p>
      <text:h text:style-name="Heading_20_1" text:outline-level="1">A complex example</text:h>
      <text:p text:style-name="First_20_paragraph">The effectiveness of graph-level optimization with nGraph is more striking to look at in terms of an actual input graph, such as one from the framework bridge. Here is slightly more complicated example drawn from a topology called MobileNet which makes heavy use of group convolution.</text:p>
      <text:p text:style-name="Text_20_body">In group convolution, sometimes called depthwise convolution, a batch's different feature channels get divided into groups that are processed independently, rather than every convolution kernel seeing all of the input feature channels.</text:p>
      <text:p text:style-name="Text_20_body">With "Group Convolution Fusion", it is possible to optimize a subgraph that has implemented group convolution by many instances of "ordinary" convolution.</text:p>
      <text:p text:style-name="Text_20_body"><text:span text:style-name="T1">Figure B</text:span> shows an excerpt from <text:span text:style-name="Source_Text">MobileNet v1</text:span>, a topology which makes heavy use of group convolution. Here, an image batch and a filter batch first undergo a "preprocessing" phase where segments along the channel axis are sliced out: one per channel group. Next, there are separate convolutions on each channel group before finally concatenating the result back together.</text:p>
      <text:p text:style-name="Text_20_body"><text:span text:style-name="T1">Figure B: Each of these grouped convolution complexes -- the operations within the rectangles on the left -- is very wide; each is too wide to fit legibly on the illustration.</text:span></text:p>
      <text:p text:style-name="Text_20_body">The group convolution fusion is able to replace each of those giant subgraphs with a single CPU group convolution node. This ends up being beneficial in several ways:</text:p>
      <text:list text:style-name="L2">
        <text:list-item>
          <text:p text:style-name="P2">Reduces sheer node count,</text:p>
        </text:list-item>
        <text:list-item>
          <text:p text:style-name="P2">Provides mappability to MKL-DNN, which has an accelerated group convolution implementation, and</text:p>
        </text:list-item>
        <text:list-item>
          <text:p text:style-name="P2">Eliminates unnecessary temporary nod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iler Passes</dc:title>
  </office:meta>
</office:document-meta>
</file>